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F2205D540545B0A68D.jpg" manifest:media-type="image/jpeg"/>
  <manifest:file-entry manifest:full-path="Pictures/100000000000002000000020B2FF2A327EABC87D.png" manifest:media-type="image/png"/>
  <manifest:file-entry manifest:full-path="Pictures/100000000000023F0000017869E08CF8BED2EBEB.png" manifest:media-type="image/png"/>
  <manifest:file-entry manifest:full-path="Pictures/100000000000034F000001F3392F0A0AB053A933.png" manifest:media-type="image/png"/>
  <manifest:file-entry manifest:full-path="Pictures/10000000000001A000000119F826BD39FDC09FC4.png" manifest:media-type="image/png"/>
  <manifest:file-entry manifest:full-path="Pictures/10000000000001230000019038A06C5B62C543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7.699cm" svg:height="17.242cm" svg:x="1.001cm" svg:y="1.758cm">
          <draw:image xlink:href="Pictures/1000000000000320000001F2205D540545B0A68D.jpg" xlink:type="simple" xlink:show="embed" xlink:actuate="onLoad">
            <text:p/>
          </draw:image>
        </draw:frame>
        <draw:connector draw:style-name="gr2" draw:text-style-name="P1" draw:layer="layout" svg:x1="28.7cm" svg:y1="10.379cm" svg:x2="28.7cm" svg:y2="10.379cm" draw:start-shape="id1" draw:end-shape="id1" svg:d="M28700 10379z" svg:viewBox="0 0 1 1">
          <text:p/>
        </draw:connector>
        <draw:connector draw:style-name="gr2" draw:text-style-name="P1" draw:layer="layout" svg:x1="28.7cm" svg:y1="10.379cm" svg:x2="28.7cm" svg:y2="10.379cm" draw:start-shape="id1" draw:end-shape="id1" svg:d="M28700 10379z" svg:viewBox="0 0 1 1">
          <text:p/>
        </draw:connector>
        <draw:custom-shape draw:style-name="gr3" draw:text-style-name="P1" draw:layer="layout" svg:width="4.5cm" svg:height="1cm" svg:x="5cm" svg:y="8.9cm">
          <text:p text:style-name="P1">motor-hol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cm" svg:x="9cm" svg:y="16.5cm">
          <text:p text:style-name="P1">laser-holder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311cm" svg:height="3.129cm" svg:x="10.5cm" svg:y="3.871cm">
          <draw:image xlink:href="Pictures/100000000000034F000001F3392F0A0AB053A933.png" xlink:type="simple" xlink:show="embed" xlink:actuate="onLoad">
            <text:p/>
          </draw:image>
        </draw:frame>
        <draw:custom-shape draw:style-name="gr3" draw:text-style-name="P1" draw:layer="layout" svg:width="4.5cm" svg:height="1cm" svg:x="10.905cm" svg:y="2.9cm">
          <text:p text:style-name="P1">pattern-hol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cm" svg:x="3cm" svg:y="15.8cm">
          <text:p text:style-name="P1">shaft-coupl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cm" svg:x="21.8cm" svg:y="12.3cm">
          <text:p text:style-name="P1">disc-hol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cm" svg:x="19cm" svg:y="17.5cm">
          <text:p text:style-name="P1">bearing-clip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4.5cm" svg:height="1cm" svg:x="1.387cm" svg:y="10.5cm">
          <text:p text:style-name="P1">motor-wirewa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cm" svg:x="10.2cm" svg:y="7.8cm">
          <text:p text:style-name="P1">back-co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cm" svg:x="23.664cm" svg:y="3.5cm">
          <text:p text:style-name="P1">laser-wirewa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cm" svg:x="17.3cm" svg:y="1.9cm">
          <text:p text:style-name="P1">camera-holder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171cm" svg:height="3.493cm" svg:x="23.329cm" svg:y="4.5cm">
          <draw:image xlink:href="Pictures/10000000000001A000000119F826BD39FDC09FC4.png" xlink:type="simple" xlink:show="embed" xlink:actuate="onLoad">
            <text:p/>
          </draw:image>
        </draw:frame>
        <draw:frame draw:style-name="gr4" draw:text-style-name="P1" draw:layer="layout" svg:width="5.275cm" svg:height="3.449cm" svg:x="1cm" svg:y="11.5cm">
          <draw:image xlink:href="Pictures/100000000000023F0000017869E08CF8BED2EBEB.png" xlink:type="simple" xlink:show="embed" xlink:actuate="onLoad">
            <text:p/>
          </draw:image>
        </draw:frame>
        <draw:frame draw:style-name="gr4" draw:text-style-name="P1" draw:layer="layout" svg:width="4.001cm" svg:height="5.5cm" svg:x="2.65cm" svg:y="3cm">
          <draw:image xlink:href="Pictures/10000000000001230000019038A06C5B62C54365.png" xlink:type="simple" xlink:show="embed" xlink:actuate="onLoad">
            <text:p/>
          </draw:image>
        </draw:frame>
        <draw:custom-shape draw:style-name="gr3" draw:text-style-name="P1" draw:layer="layout" svg:width="4.5cm" svg:height="1cm" svg:x="2.4cm" svg:y="2cm">
          <text:p text:style-name="P1">pattern-surfa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0M35S</meta:editing-duration>
    <meta:editing-cycles>4</meta:editing-cycles>
    <meta:generator>LibreOffice/5.0.5.2$Windows_X86_64 LibreOffice_project/55b006a02d247b5f7215fc6ea0fde844b30035b3</meta:generator>
    <dc:date>2016-04-09T23:50:27.099000000</dc:date>
    <meta:document-statistic meta:object-count="18"/>
  </office:meta>
</office:document-meta>
</file>